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d8bbb"/>
    </style:style>
    <style:style style:name="P2" style:family="paragraph" style:parent-style-name="Text_20_body" style:list-style-name="L1">
      <style:text-properties officeooo:rsid="000c7920" officeooo:paragraph-rsid="000e3537"/>
    </style:style>
    <style:style style:name="P3" style:family="paragraph" style:parent-style-name="Text_20_body" style:list-style-name="L1">
      <style:text-properties officeooo:rsid="000c7920" officeooo:paragraph-rsid="000c7920"/>
    </style:style>
    <style:style style:name="P4" style:family="paragraph" style:parent-style-name="Text_20_body" style:list-style-name="L1">
      <style:text-properties officeooo:paragraph-rsid="000c7920"/>
    </style:style>
    <style:style style:name="P5" style:family="paragraph" style:parent-style-name="Text_20_body" style:list-style-name="L1">
      <style:text-properties officeooo:rsid="000c7920" officeooo:paragraph-rsid="000f7b6a"/>
    </style:style>
    <style:style style:name="P6" style:family="paragraph" style:parent-style-name="Heading_20_2">
      <style:text-properties officeooo:paragraph-rsid="000f7b6a"/>
    </style:style>
    <style:style style:name="T1" style:family="text">
      <style:text-properties officeooo:rsid="000d8bbb"/>
    </style:style>
    <style:style style:name="T2" style:family="text">
      <style:text-properties fo:color="#ffffff" loext:opacity="100%" fo:background-color="#000000" loext:char-shading-value="0"/>
    </style:style>
    <style:style style:name="T3" style:family="text">
      <style:text-properties officeooo:rsid="000c7920"/>
    </style:style>
    <style:style style:name="T4" style:family="text">
      <style:text-properties officeooo:rsid="000f7b6a"/>
    </style:style>
    <text:list-style style:name="L1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►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►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►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►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►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istro de versiones y notas</text:h>
      <text:h text:style-name="Heading_20_2" text:outline-level="2">V1.02</text:h>
      <text:h text:style-name="P1" text:outline-level="2">V1.0<text:span text:style-name="T1">3</text:span></text:h>
      <text:list xml:id="list12636474" text:style-name="L1">
        <text:list-item>
          <text:p text:style-name="P2">Mostrar los trabajadores ordenados alfabéticamente. <text:span text:style-name="T2">✅</text:span></text:p>
        </text:list-item>
        <text:list-item>
          <text:p text:style-name="P3">Añadir rol de administrador que permita:</text:p>
          <text:list>
            <text:list-item>
              <text:p text:style-name="P4"><text:span text:style-name="T3">Resetear BBDD. </text:span><text:span text:style-name="T2">✅</text:span></text:p>
            </text:list-item>
            <text:list-item>
              <text:p text:style-name="P2">Eliminar registros. <text:span text:style-name="T2">✅</text:span></text:p>
            </text:list-item>
          </text:list>
        </text:list-item>
        <text:list-item>
          <text:p text:style-name="P5">Cambiar “Pedir ayuda” por “Solicitar día”, con los siguientes campos:</text:p>
          <text:list>
            <text:list-item>
              <text:p text:style-name="P5">Fecha / Clave / Permutable. <text:span text:style-name="T2">✅</text:span></text:p>
            </text:list-item>
          </text:list>
        </text:list-item>
        <text:list-item>
          <text:p text:style-name="P3">Añadir pantalla con los días disponibles para ser trabajados.</text:p>
          <text:list>
            <text:list-item>
              <text:p text:style-name="P3">Añadir recordatorio de avisar al compañero y a la hoja.</text:p>
            </text:list-item>
          </text:list>
        </text:list-item>
        <text:list-item>
          <text:p text:style-name="P2">Nueva pantalla para registrar “Reservas”. <text:span text:style-name="T2">✅</text:span></text:p>
        </text:list-item>
      </text:list>
      <text:h text:style-name="P6" text:outline-level="2">V1.0<text:span text:style-name="T4">5</text:span></text:h>
      <text:list text:continue-numbering="true" text:style-name="L1">
        <text:list-item>
          <text:p text:style-name="P5"><text:span text:style-name="T4">R</text:span>ol de administrador <text:span text:style-name="T4">permite también</text:span>:</text:p>
          <text:list>
            <text:list-item>
              <text:p text:style-name="P5">Añadir/Borrar trabajador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9T15:20:34.235285100</meta:creation-date>
    <dc:date>2025-07-30T12:16:26.986140500</dc:date>
    <meta:editing-duration>PT25M31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5" meta:word-count="85" meta:character-count="506" meta:non-whitespace-character-count="447"/>
  </office:meta>
</office:document-meta>
</file>